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P2" style:family="paragraph" style:parent-style-name="Date">
      <style:paragraph-properties fo:line-height="115%"/>
      <style:text-properties officeooo:paragraph-rsid="002011ec"/>
    </style:style>
    <style:style style:name="P3" style:family="paragraph" style:parent-style-name="Date">
      <style:paragraph-properties fo:line-height="115%" fo:text-align="center" style:justify-single-word="false"/>
      <style:text-properties fo:font-size="48pt" officeooo:rsid="00263b7b" officeooo:paragraph-rsid="00263b7b" style:font-size-asian="48pt" style:font-size-complex="48pt"/>
    </style:style>
    <style:style style:name="P4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26pt" style:text-underline-style="solid" style:text-underline-width="auto" style:text-underline-color="font-color" fo:font-weight="bold" officeooo:rsid="00c996b8" officeooo:paragraph-rsid="00270263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fax" text:name="py3o.o.company_id.fax"/>
        <text:user-field-decl office:value-type="string" office:string-value="o.company_id.name" text:name="py3o.o.company_id.name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state_id.code" text:name="py3o.o.company_id.state_id.code"/>
        <text:user-field-decl office:value-type="string" office:string-value="o.company_id.zip" text:name="py3o.o.company_id.zip"/>
        <text:user-field-decl office:value-type="string" office:string-value="o.company_id.email" text:name="py3o.o.company_id.email"/>
        <text:user-field-decl office:value-type="string" office:string-value="o.name" text:name="py3o.o.name"/>
        <text:user-field-decl office:value-type="float" office:value="0" text:name="py3o.o.date_order"/>
        <text:user-field-decl office:value-type="string" office:string-value="o.partner_id.name" text:name="py3o.o.partner_id.name"/>
        <text:user-field-decl office:value-type="string" office:string-value="o.note" text:name="py3o.o.not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partner_invoice_id.name" text:name="py3o.o.partner_invoice_id.name"/>
      </text:user-field-decls>
      <text:p text:style-name="P4"/>
      <text:p text:style-name="P2"/>
      <text:p text:style-name="P2"/>
      <text:p text:style-name="P3">Hello World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cm" fo:margin-right="0cm" fo:margin-top="0.635cm" fo:margin-bottom="0cm" loext:contextual-spacing="false" fo:text-indent="0cm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.635cm" fo:margin-bottom="0.635cm" loext:contextual-spacing="false" style:page-number="auto"/>
      <style:text-properties style:text-underline-style="none" fo:font-weight="bold"/>
    </style:style>
    <style:style style:name="Salutation_20__28_user_29_" style:display-name="Salutation (user)" style:family="paragraph" style:parent-style-name="Text_20_body" style:class="text">
      <style:paragraph-properties fo:margin-top="0.635cm" fo:margin-bottom="0.635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2cm" fo:margin-left="0cm" fo:margin-right="0cm" fo:margin-bottom="0.51cm" fo:border="none" fo:padding="0cm" style:shadow="none" fo:background-color="transparent" style:dynamic-spacing="false" draw:fill="none" draw:fill-color="#99ccff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n2" text:anchor-type="paragraph" svg:x="0.31cm" svg:y="-0.953cm" svg:width="4.937cm" svg:height="2.087cm" draw:z-index="0"><draw:image xlink:href="Pictures/10000201000001AA000000B4FB0793EC51971BC2.png" xlink:type="simple" xlink:show="embed" xlink:actuate="onLoad"/></draw:frame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Invoice 1</dc:title>
    <dc:description>Template created by Sun Microsystems</dc:description>
    <meta:creation-date>2016-07-12T16:58:29.709902286</meta:creation-date>
    <dc:language>de-DE</dc:language>
    <meta:editing-cycles>23</meta:editing-cycles>
    <meta:editing-duration>PT1H6M20S</meta:editing-duration>
    <meta:keyword>business</meta:keyword>
    <meta:keyword>finances</meta:keyword>
    <dc:subject>Template for an invoice - Design "Gray Simplicity"</dc:subject>
    <dc:date>2018-03-15T10:44:21.229805483</dc:date>
    <meta:document-statistic meta:table-count="0" meta:image-count="1" meta:object-count="0" meta:page-count="1" meta:paragraph-count="4" meta:word-count="6" meta:character-count="30" meta:non-whitespace-character-count="27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